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A000000FCDC1E51FC.png" manifest:media-type="image/png"/>
  <manifest:file-entry manifest:full-path="Pictures/100002010000023D000001AEEAC15C32.png" manifest:media-type="image/png"/>
  <manifest:file-entry manifest:full-path="Pictures/1000000000000118000000B43A9E0416.jpg" manifest:media-type="image/jpeg"/>
  <manifest:file-entry manifest:full-path="Pictures/100000000000011C000000B153D59310.jpg" manifest:media-type="image/jpeg"/>
  <manifest:file-entry manifest:full-path="Pictures/10000000000003E8000003E8A682DF4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5" style:family="graphic" style:parent-style-name="objectwithoutfill">
      <style:graphic-properties draw:stroke="solid" draw:stroke-dash="Fine_20_Dashed" svg:stroke-color="#6666ff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4.6cm" svg:height="6cm" svg:x="5.1cm" svg:y="15.2cm">
          <text:p text:style-name="P1"><text:span text:style-name="T1"><text:s text:c="8"/></text:span><text:span text:style-name="T1">Central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5cm" svg:height="3.1cm" svg:x="3.6cm" svg:y="23.5cm">
          <text:p text:style-name="P2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5" draw:id="id5" draw:layer="layout" svg:width="4.5cm" svg:height="4.592cm" svg:x="14.3cm" svg:y="23cm">
          <draw:image xlink:href="Pictures/10000000000003E8000003E8A682DF45.jpg" xlink:type="simple" xlink:show="embed" xlink:actuate="onLoad">
            <text:p/>
          </draw:image>
        </draw:frame>
        <draw:frame draw:style-name="gr2" draw:text-style-name="P2" xml:id="id4" draw:id="id4" draw:layer="layout" svg:width="4.474cm" svg:height="2.769cm" svg:x="14.3cm" svg:y="16.831cm">
          <draw:image xlink:href="Pictures/1000000000000118000000B43A9E0416.jpg" xlink:type="simple" xlink:show="embed" xlink:actuate="onLoad">
            <text:p/>
          </draw:image>
        </draw:frame>
        <draw:frame draw:style-name="gr2" draw:text-style-name="P2" xml:id="id1" draw:id="id1" draw:layer="layout" svg:width="4.606cm" svg:height="2.796cm" draw:transform="rotate (0.010471975511966) translate (1.765cm 23.304cm)">
          <draw:image xlink:href="Pictures/100002010000023D000001AEEAC15C32.png" xlink:type="simple" xlink:show="embed" xlink:actuate="onLoad">
            <text:p/>
          </draw:image>
        </draw:frame>
        <draw:connector draw:style-name="gr3" draw:text-style-name="P2" draw:layer="layout" svg:x1="6.385cm" svg:y1="24.654cm" svg:x2="9.033cm" svg:y2="19.891cm" draw:start-shape="id1" draw:start-glue-point="1" draw:end-shape="id2" draw:end-glue-point="2" svg:d="M6385 24654h2648v-4763" svg:viewBox="0 0 2649 4764">
          <text:p/>
        </draw:connector>
        <draw:frame draw:style-name="gr4" draw:layer="layout" svg:width="3.3cm" svg:height="2.384cm" svg:x="2.8cm" svg:y="21.8cm">
          <draw:text-box>
            <text:p>Virtual </text:p>
            <text:p>Mechanic </text:p>
            <text:p>Server</text:p>
          </draw:text-box>
        </draw:frame>
        <draw:frame draw:style-name="gr2" draw:text-style-name="P2" xml:id="id2" draw:id="id2" draw:layer="layout" svg:width="5.066cm" svg:height="3.291cm" svg:x="6.5cm" svg:y="16.6cm">
          <draw:image xlink:href="Pictures/100000000000011C000000B153D59310.jpg" xlink:type="simple" xlink:show="embed" xlink:actuate="onLoad">
            <text:p/>
          </draw:image>
        </draw:frame>
        <draw:frame draw:style-name="gr2" draw:text-style-name="P2" xml:id="id3" draw:id="id3" draw:layer="layout" svg:width="7.023cm" svg:height="2.8cm" svg:x="1.2cm" svg:y="12.7cm">
          <draw:image xlink:href="Pictures/100002010000028A000000FCDC1E51FC.png" xlink:type="simple" xlink:show="embed" xlink:actuate="onLoad">
            <text:p/>
          </draw:image>
        </draw:frame>
        <draw:connector draw:style-name="gr5" draw:text-style-name="P2" draw:layer="layout" draw:type="curve" svg:x1="8.223cm" svg:y1="14.1cm" svg:x2="9.033cm" svg:y2="16.6cm" draw:start-shape="id3" draw:start-glue-point="1" draw:end-shape="id2" svg:d="M8223 14100c540 0 810 833 810 2500" svg:viewBox="0 0 811 2501">
          <text:p/>
        </draw:connector>
        <draw:connector draw:style-name="gr6" draw:text-style-name="P2" draw:layer="layout" svg:x1="16.537cm" svg:y1="19.6cm" svg:x2="16.55cm" svg:y2="23cm" draw:start-shape="id4" draw:start-glue-point="2" draw:end-shape="id5" draw:end-glue-point="0" svg:d="M16537 19600v1700h13v1700" svg:viewBox="0 0 14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17T09:44:18.841162668</meta:creation-date>
    <dc:date>2015-06-15T17:13:29.193000000</dc:date>
    <meta:editing-duration>PT29M35S</meta:editing-duration>
    <meta:editing-cycles>3</meta:editing-cycles>
    <meta:generator>LibreOffice/4.2.2.1$Windows_x86 LibreOffice_project/3be8cda0bddd8e430d8cda1ebfd581265cca5a0f</meta:generator>
    <meta:document-statistic meta:object-count="11"/>
  </office:meta>
</office:document-meta>
</file>